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03afc" officeooo:paragraph-rsid="001b114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2fd099" officeooo:paragraph-rsid="002bd16a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fd099" officeooo:paragraph-rsid="002bd16a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2646da" officeooo:paragraph-rsid="002646da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fd099" officeooo:paragraph-rsid="002646da" style:font-size-asian="9pt" style:font-size-complex="9pt"/>
    </style:style>
    <style:style style:name="P6" style:family="paragraph" style:parent-style-name="Standard">
      <style:text-properties fo:color="#158466" loext:opacity="100%" fo:font-size="9pt" officeooo:rsid="00239b55" officeooo:paragraph-rsid="0041d4c8" fo:background-color="transparent" style:font-size-asian="9pt" style:font-size-complex="9pt"/>
    </style:style>
    <style:style style:name="P7" style:family="paragraph" style:parent-style-name="Standard">
      <style:text-properties style:use-window-font-color="true" loext:opacity="0%" fo:font-size="9pt" officeooo:rsid="00239b55" officeooo:paragraph-rsid="0041d4c8" fo:background-color="transparent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51a51" officeooo:paragraph-rsid="002646da" style:font-size-asian="9pt" style:font-size-complex="9pt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251a51" officeooo:paragraph-rsid="002646da" style:font-size-asian="9pt" style:font-size-complex="9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251a51" officeooo:paragraph-rsid="00251a51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51a51" officeooo:paragraph-rsid="00251a51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251a51" officeooo:paragraph-rsid="00251a51" style:font-size-asian="9pt" style:font-size-complex="9pt"/>
    </style:style>
    <style:style style:name="P13" style:family="paragraph" style:parent-style-name="Standard">
      <style:text-properties fo:color="#158466" loext:opacity="100%" fo:font-size="9pt" officeooo:rsid="0021beaf" officeooo:paragraph-rsid="0027adb4" fo:background-color="transparent" style:font-size-asian="9pt" style:font-size-complex="9pt"/>
    </style:style>
    <style:style style:name="P14" style:family="paragraph" style:parent-style-name="Standard">
      <style:text-properties style:use-window-font-color="true" loext:opacity="0%" fo:font-size="9pt" officeooo:rsid="0021beaf" officeooo:paragraph-rsid="0027adb4" fo:background-color="transparent" style:font-size-asian="9pt" style:font-size-complex="9pt"/>
    </style:style>
    <style:style style:name="P15" style:family="paragraph" style:parent-style-name="Standard">
      <style:text-properties style:use-window-font-color="true" loext:opacity="0%" fo:font-size="9pt" officeooo:rsid="00218ba5" officeooo:paragraph-rsid="0027adb4" fo:background-color="transparent" style:font-size-asian="9pt" style:font-size-complex="9pt"/>
    </style:style>
    <style:style style:name="P16" style:family="paragraph" style:parent-style-name="Standard">
      <style:text-properties fo:color="#158466" loext:opacity="100%" fo:font-size="9pt" officeooo:rsid="00218ba5" officeooo:paragraph-rsid="0027adb4" fo:background-color="transparent" style:font-size-asian="9pt" style:font-size-complex="9pt"/>
    </style:style>
    <style:style style:name="P17" style:family="paragraph" style:parent-style-name="Standard">
      <style:text-properties style:use-window-font-color="true" loext:opacity="0%" fo:font-size="9pt" officeooo:paragraph-rsid="0027adb4" fo:background-color="transparent" style:font-size-asian="9pt" style:font-size-complex="9pt"/>
    </style:style>
    <style:style style:name="P18" style:family="paragraph" style:parent-style-name="Standard">
      <style:text-properties fo:color="#158466" loext:opacity="100%" fo:font-size="9pt" officeooo:rsid="00218ba5" officeooo:paragraph-rsid="00251a51" fo:background-color="transparent" style:font-size-asian="9pt" style:font-size-complex="9pt"/>
    </style:style>
    <style:style style:name="P19" style:family="paragraph" style:parent-style-name="Standard">
      <style:text-properties style:use-window-font-color="true" loext:opacity="0%" fo:font-size="9pt" officeooo:rsid="002646da" officeooo:paragraph-rsid="00251a51" fo:background-color="transparent" style:font-size-asian="9pt" style:font-size-complex="9pt"/>
    </style:style>
    <style:style style:name="P20" style:family="paragraph" style:parent-style-name="Standard">
      <style:text-properties fo:color="#158466" loext:opacity="100%" fo:font-size="9pt" officeooo:rsid="002646da" officeooo:paragraph-rsid="00251a51" fo:background-color="transparent" style:font-size-asian="9pt" style:font-size-complex="9pt"/>
    </style:style>
    <style:style style:name="P21" style:family="paragraph" style:parent-style-name="Standard">
      <style:text-properties fo:color="#158466" loext:opacity="100%" fo:font-size="9pt" officeooo:rsid="002646da" officeooo:paragraph-rsid="0027adb4" fo:background-color="transparent" style:font-size-asian="9pt" style:font-size-complex="9pt"/>
    </style:style>
    <style:style style:name="T1" style:family="text">
      <style:text-properties officeooo:rsid="0017efaa"/>
    </style:style>
    <style:style style:name="T2" style:family="text">
      <style:text-properties officeooo:rsid="001b114e"/>
    </style:style>
    <style:style style:name="T3" style:family="text">
      <style:text-properties officeooo:rsid="00304286"/>
    </style:style>
    <style:style style:name="T4" style:family="text">
      <style:text-properties fo:color="#2a6099" loext:opacity="100%" officeooo:rsid="002646da"/>
    </style:style>
    <style:style style:name="T5" style:family="text">
      <style:text-properties officeooo:rsid="00312e9f"/>
    </style:style>
    <style:style style:name="T6" style:family="text">
      <style:text-properties fo:color="#2a6099" loext:opacity="100%"/>
    </style:style>
    <style:style style:name="T7" style:family="text">
      <style:text-properties fo:color="#158466" loext:opacity="100%"/>
    </style:style>
    <style:style style:name="T8" style:family="text">
      <style:text-properties officeooo:rsid="0027adb4"/>
    </style:style>
    <style:style style:name="T9" style:family="text">
      <style:text-properties style:use-window-font-color="true" loext:opacity="0%" officeooo:rsid="0027adb4"/>
    </style:style>
    <style:style style:name="T10" style:family="text">
      <style:text-properties fo:color="#158466" loext:opacity="100%" officeooo:rsid="0027adb4"/>
    </style:style>
    <style:style style:name="T11" style:family="text">
      <style:text-properties style:use-window-font-color="true" loext:opacity="0%" officeooo:rsid="002646da"/>
    </style:style>
    <style:style style:name="T12" style:family="text">
      <style:text-properties officeooo:rsid="002646da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background-color="transparent" loext:char-shading-value="0"/>
    </style:style>
    <style:style style:name="T15" style:family="text">
      <style:text-properties officeooo:rsid="00466f8b"/>
    </style:style>
    <style:style style:name="T16" style:family="text">
      <style:text-properties officeooo:rsid="0021beaf"/>
    </style:style>
    <style:style style:name="T17" style:family="text">
      <style:text-properties fo:color="#158466" loext:opacity="100%" officeooo:rsid="0021beaf"/>
    </style:style>
    <style:style style:name="T18" style:family="text">
      <style:text-properties fo:color="#158466" loext:opacity="100%" officeooo:rsid="00466f8b"/>
    </style:style>
    <style:style style:name="T19" style:family="text">
      <style:text-properties fo:color="#158466" loext:opacity="100%" officeooo:rsid="00218ba5"/>
    </style:style>
    <style:style style:name="T20" style:family="text">
      <style:text-properties fo:color="#158466" loext:opacity="100%" officeooo:rsid="00239b55"/>
    </style:style>
    <style:style style:name="T21" style:family="text">
      <style:text-properties style:use-window-font-color="true" loext:opacity="0%" officeooo:rsid="00466f8b"/>
    </style:style>
    <style:style style:name="T22" style:family="text">
      <style:text-properties officeooo:rsid="00251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ode <text:span text:style-name="T1">run and </text:span><text:span text:style-name="T2">rotate</text:span><text:span text:style-name="T1"> </text:span>particle plane</text:p>
      <text:p text:style-name="P2">generate_time_run(<text:span text:style-name="T3">par</text:span>) :<text:tab/><text:span text:style-name="T4"># return the time of the next tumble or next rotation</text:span></text:p>
      <text:p text:style-name="P3"><text:tab/><text:span text:style-name="T5">return time given by a poissonian distribution</text:span></text:p>
      <text:p text:style-name="P3"/>
      <text:p text:style-name="P4">generate_time_turn(par) :<text:tab/><text:span text:style-name="T6"># return the time of the next run</text:span></text:p>
      <text:p text:style-name="P5"><text:tab/><text:span text:style-name="T5">return time given by a poissonian distribution</text:span></text:p>
      <text:p text:style-name="P5"/>
      <text:p text:style-name="P6">tumble(p,par) :</text:p>
      <text:p text:style-name="P7"><text:tab/>p.angle = generate angle given by a turning distribution<text:tab/><text:span text:style-name="T6"># update angle in an other direction</text:span></text:p>
      <text:p text:style-name="P7"><text:tab/>p.t_tumble += <text:span text:style-name="T7">generate_time_run(par)<text:tab/></text:span><text:tab/><text:span text:style-name="T6"># update instant of new run</text:span></text:p>
      <text:p text:style-name="P7"><text:tab/>return</text:p>
      <text:p text:style-name="P3"/>
      <text:p text:style-name="P8"><text:span text:style-name="T7">rot(p,par) :</text:span> </text:p>
      <text:p text:style-name="P9"># Add omega in class of particle ; change t_tumble into t_turn ; <text:span text:style-name="T8">add p.t_run</text:span></text:p>
      <text:p text:style-name="P9"><text:tab/><text:span text:style-name="T9">p.t_run +=</text:span><text:span text:style-name="T8"> </text:span><text:span text:style-name="T10">generate_time_turn</text:span></text:p>
      <text:p text:style-name="P10"><text:tab/><text:span text:style-name="T11">sign = choose randomly in {-1,1}</text:span></text:p>
      <text:p text:style-name="P11"><text:tab/>p.<text:span text:style-name="T12">angle += <text:s/>sign * p.omega * par.dT</text:span></text:p>
      <text:p text:style-name="P11"><text:tab/><text:span text:style-name="T12">p.x += par.v * (cos(p.angle,sin(p.angle)) * par.dT</text:span></text:p>
      <text:p text:style-name="P11"><text:tab/><text:span text:style-name="T12">return</text:span></text:p>
      <text:p text:style-name="P3"/>
      <text:p text:style-name="P12">turn(p,par) :</text:p>
      <text:p text:style-name="P12"><text:tab/><text:span text:style-name="T13">if p.mode == ‘rtp’ :</text:span></text:p>
      <text:p text:style-name="P12"><text:span text:style-name="T13"><text:tab/><text:tab/>return </text:span>tumble(p,par)</text:p>
      <text:p text:style-name="P12"><text:tab/><text:span text:style-name="T14">elif p.mode == ‘rrot’ :</text:span></text:p>
      <text:p text:style-name="P12"><text:span text:style-name="T14"><text:tab/><text:tab/>return</text:span> rot(p,par)</text:p>
      <text:p text:style-name="P11"><text:tab/></text:p>
      <text:p text:style-name="P13">emove(p,<text:span text:style-name="T15">par, </text:span>t1,t2) :</text:p>
      <text:p text:style-name="P14"><text:tab/><text:span text:style-name="T15">if emode == balistic :</text:span><text:tab/><text:tab/><text:tab/><text:tab/><text:span text:style-name="T6"># no update of traj because not in a time step</text:span></text:p>
      <text:p text:style-name="P15"><text:tab/><text:tab/>u<text:span text:style-name="T15">pdate position of p with balistic motion from t1 to t2</text:span></text:p>
      <text:p text:style-name="P15"><text:tab/><text:span text:style-name="T15">elif emode == rot dif :</text:span></text:p>
      <text:p text:style-name="P15"><text:tab/><text:tab/><text:span text:style-name="T15">apply abp motion from t1 to t2</text:span></text:p>
      <text:p text:style-name="P15"><text:tab/><text:span text:style-name="T15">else :</text:span></text:p>
      <text:p text:style-name="P15"><text:tab/><text:tab/><text:span text:style-name="T15">print(‘unidentified emode’)</text:span></text:p>
      <text:p text:style-name="P15"><text:tab/><text:span text:style-name="T15">return</text:span></text:p>
      <text:p text:style-name="P16">evolve(p,<text:span text:style-name="T15">par,</text:span>t1,t2)</text:p>
      <text:p text:style-name="P15"><text:tab/>t_<text:span text:style-name="T8">turn </text:span>= p.t_<text:span text:style-name="T8">turn</text:span></text:p>
      <text:p text:style-name="P15"><text:tab/><text:span text:style-name="T16">if t2 &lt; </text:span>t_<text:span text:style-name="T8">turn </text:span>:</text:p>
      <text:p text:style-name="P15"><text:tab/><text:tab/><text:span text:style-name="T17">emove(</text:span><text:span text:style-name="T18">p, par,</text:span><text:span text:style-name="T17">t1, t2)</text:span></text:p>
      <text:p text:style-name="P13"><text:tab/><text:span text:style-name="T13">else :</text:span></text:p>
      <text:p text:style-name="P14"><text:tab/><text:tab/><text:span text:style-name="T7">emove(p, </text:span><text:span text:style-name="T18">par,</text:span><text:span text:style-name="T7">t1, t_next_tumble)</text:span></text:p>
      <text:p text:style-name="P13"><text:tab/><text:tab/>t<text:span text:style-name="T8">urn</text:span>(<text:span text:style-name="T15">p, par</text:span>)</text:p>
      <text:p text:style-name="P17"><text:tab/><text:tab/><text:span text:style-name="T19">evolve(p,</text:span><text:span text:style-name="T18">par,</text:span><text:span text:style-name="T19">t</text:span><text:span text:style-name="T20">_next_tumble</text:span><text:span text:style-name="T19">,t2)</text:span></text:p>
      <text:p text:style-name="P16"><text:tab/><text:span text:style-name="T21">return</text:span></text:p>
      <text:p text:style-name="P3"/>
      <text:p text:style-name="P18"><text:span text:style-name="T22">generate_traj</text:span>(p, par) :</text:p>
      <text:p text:style-name="P18"><text:tab/><text:span text:style-name="T11">trajrel, trajabs = array of (dim, n_traj)</text:span></text:p>
      <text:p text:style-name="P19"><text:tab/><text:span text:style-name="T7">apply_bc(p,par)</text:span></text:p>
      <text:p text:style-name="P20"><text:tab/>save_traj(p,par,trajrel, trajabs,0)</text:p>
      <text:p text:style-name="P19"><text:tab/>if par.mode == ‘rtp’ or par.mode == ‘rrot’:</text:p>
      <text:p text:style-name="P19"><text:tab/><text:tab/>p.t_turn = generate_run_time(par)</text:p>
      <text:p text:style-name="P19"><text:tab/>for n in [[ 1 , n_traj ]] :</text:p>
      <text:p text:style-name="P19"><text:tab/><text:tab/>t1, t2 = (n-1) * dT, n * dT</text:p>
      <text:p text:style-name="P16"><text:tab/><text:tab/><text:span text:style-name="T12">evolve(p,par, t1,t2)</text:span></text:p>
      <text:p text:style-name="P21"><text:tab/><text:tab/>save_traj(p,par,trajrel,trajabs,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58:21.438232168</meta:creation-date>
    <meta:generator>LibreOffice/25.2.3.2$Linux_X86_64 LibreOffice_project/520$Build-2</meta:generator>
    <dc:date>2025-12-02T17:54:47.465477778</dc:date>
    <meta:editing-duration>PT2H40M4S</meta:editing-duration>
    <meta:editing-cycles>5</meta:editing-cycles>
    <meta:document-statistic meta:table-count="0" meta:image-count="0" meta:object-count="0" meta:page-count="1" meta:paragraph-count="49" meta:word-count="243" meta:character-count="1530" meta:non-whitespace-character-count="1277"/>
  </office:meta>
</office:document-meta>
</file>